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7"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Confirmed cases b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rench Guiana (*)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uadaloupe (**)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253" calcext:value-type="float">
            <text:p>253</text:p>
          </table:table-cell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844" calcext:value-type="float">
            <text:p>844</text:p>
          </table:table-cell>
          <table:table-cell office:value-type="float" office:value="208.9" calcext:value-type="float">
            <text:p>208.9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,168.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Martin (French part) (***)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1,829.6</text:p>
          </table:table-cell>
          <table:table-cell office:value-type="string" calcext:value-type="string">
            <text:p>1#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,8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$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5" calcext:value-type="float">
            <text:p>5</text:p>
          </table:table-cell>
          <table:table-cell office:value-type="float" office:value="31.3" calcext:value-type="float">
            <text:p>31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ntigua &amp; Barbud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uba$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minica (****)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45" calcext:value-type="float">
            <text:p>45</text:p>
          </table:table-cell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Kitts &amp; Nevi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Vincent &amp; the Grenadine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65" calcext:value-type="float">
            <text:p>65</text:p>
          </table:table-cell>
          <table:table-cell office:value-type="float" office:value="162.5" calcext:value-type="float">
            <text:p>162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rinidad &amp; Tobago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rks &amp; Caicos Island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5" calcext:value-type="float">
            <text:p>5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,98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13</meta:creation-date>
    <dc:date>2018-09-01T10:14:13</dc:date>
    <meta:generator>LibreOffice/5.1.6.2$Linux_X86_64 LibreOffice_project/10m0$Build-2</meta:generator>
    <meta:document-statistic meta:table-count="1" meta:cell-count="18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